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2ff02" officeooo:paragraph-rsid="0002ff02"/>
    </style:style>
    <style:style style:name="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2">
      <style:text-properties officeooo:paragraph-rsid="0002ff02"/>
    </style:style>
    <style:style style:name="P5" style:family="paragraph" style:parent-style-name="Text_20_body">
      <style:text-properties officeooo:paragraph-rsid="0002ff02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Heading_20_3">
      <style:paragraph-properties fo:margin-left="0cm" fo:margin-right="0cm" fo:text-indent="0cm" style:auto-text-indent="false"/>
    </style:style>
    <style:style style:name="P12" style:family="paragraph" style:parent-style-name="Heading_20_3">
      <style:text-properties officeooo:paragraph-rsid="0005aa8a"/>
    </style:style>
    <style:style style:name="P13" style:family="paragraph" style:parent-style-name="Heading_20_4">
      <style:paragraph-properties fo:margin-left="0cm" fo:margin-right="0cm" fo:text-indent="0cm" style:auto-text-indent="false"/>
    </style:style>
    <style:style style:name="P14" style:family="paragraph" style:parent-style-name="Text_20_body">
      <style:text-properties officeooo:rsid="0002ff02" officeooo:paragraph-rsid="0002ff02" fo:background-color="#ffff00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>
      <style:text-properties officeooo:paragraph-rsid="0005aa8a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3">
      <style:paragraph-properties fo:margin-left="0cm" fo:margin-right="0cm" fo:text-indent="0cm" style:auto-text-indent="false"/>
    </style:style>
    <style:style style:name="P2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4">
      <style:paragraph-properties fo:margin-left="0cm" fo:margin-right="0cm" fo:text-indent="0cm" style:auto-text-indent="false"/>
    </style:style>
    <style:style style:name="P2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3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2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Text_20_body" style:list-style-name="L8">
      <style:paragraph-properties fo:margin-left="0cm" fo:margin-right="0cm" fo:text-indent="0cm" style:auto-text-indent="false"/>
    </style:style>
    <style:style style:name="P3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3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6" style:family="paragraph" style:parent-style-name="Text_20_body" style:list-style-name="L9">
      <style:paragraph-properties fo:margin-left="0cm" fo:margin-right="0cm" fo:text-indent="0cm" style:auto-text-indent="false"/>
    </style:style>
    <style:style style:name="P37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38" style:family="paragraph" style:parent-style-name="Text_20_body" style:list-style-name="L10">
      <style:paragraph-properties fo:margin-left="0cm" fo:margin-right="0cm" fo:text-indent="0cm" style:auto-text-indent="false"/>
    </style:style>
    <style:style style:name="P39" style:family="paragraph" style:parent-style-name="Title">
      <style:text-properties officeooo:paragraph-rsid="0005aa8a"/>
    </style:style>
    <style:style style:name="T1" style:family="text">
      <style:text-properties officeooo:rsid="00041ec9"/>
    </style:style>
    <style:style style:name="T2" style:family="text">
      <style:text-properties officeooo:rsid="0002ff02" fo:background-color="#ffff00" loext:char-shading-value="0"/>
    </style:style>
    <style:style style:name="T3" style:family="text">
      <style:text-properties officeooo:rsid="0002ff02" fo:background-color="transparent" loext:char-shading-value="0"/>
    </style:style>
    <style:style style:name="T4" style:family="text">
      <style:text-properties officeooo:rsid="0005aa8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MÓDULO 1<text:span text:style-name="T4">(anexos)</text:span>:</text:p>
      <text:p text:style-name="P39"><text:span text:style-name="T4">Python</text:span></text:p>
      <text:h text:style-name="P12" text:outline-level="3"><text:span text:style-name="Strong_20_Emphasis">¿Qué es Python?</text:span></text:h>
      <text:p text:style-name="P20">Python es un lenguaje de programación de alto nivel, interpretado, interactivo y orientado a objetos. Fue creado por Guido van Rossum en 1991 y se ha convertido en uno de los lenguajes más populares debido a su sintaxis clara y legible, lo que facilita el desarrollo rápido de aplicaciones.</text:p>
      <text:p text:style-name="Horizontal_20_Line"/>
      <text:h text:style-name="P11" text:outline-level="3"><text:span text:style-name="Strong_20_Emphasis">¿Lenguaje interpretado o compilado?</text:span></text:h>
      <text:p text:style-name="P20">Python es <text:span text:style-name="Strong_20_Emphasis">interpretado </text:span>, pero técnicamente tiene una combinación de ambos procesos:</text:p>
      <text:list text:style-name="L3">
        <text:list-item>
          <text:p text:style-name="P22">El código fuente de Python se compila en un formato intermedio llamado <text:span text:style-name="Strong_20_Emphasis">bytecode </text:span>(archivos <text:span text:style-name="Source_20_Text">.pyc</text:span>).</text:p>
        </text:list-item>
        <text:list-item>
          <text:p text:style-name="P23">Este bytecode es interpretado por el <text:span text:style-name="Strong_20_Emphasis">intérprete de Python </text:span>en tiempo de ejecución.</text:p>
        </text:list-item>
      </text:list>
      <text:p text:style-name="P20">Por esta razón, Python no es completamente interpretado ni completamente compilado, sino que combina ambas características.</text:p>
      <text:p text:style-name="Horizontal_20_Line"/>
      <text:h text:style-name="P11" text:outline-level="3"><text:span text:style-name="Strong_20_Emphasis">Razón por la que se usa mucho</text:span></text:h>
      <text:p text:style-name="P20">Python es ampliamente utilizado por varias razones:</text:p>
      <text:list text:style-name="L4">
        <text:list-item>
          <text:p text:style-name="P24"><text:span text:style-name="Strong_20_Emphasis">Sintaxis simple y legible </text:span>: Facilita el aprendizaje y la escritura de código.</text:p>
        </text:list-item>
        <text:list-item>
          <text:p text:style-name="P24"><text:span text:style-name="Strong_20_Emphasis">Versatilidad </text:span>: Es útil en múltiples campos como desarrollo web, ciencia de datos, inteligencia artificial, automatización, etc.</text:p>
        </text:list-item>
        <text:list-item>
          <text:p text:style-name="P24"><text:span text:style-name="Strong_20_Emphasis">Gran comunidad </text:span>: Existe una gran cantidad de bibliotecas y frameworks disponibles gracias a su comunidad activa.</text:p>
        </text:list-item>
        <text:list-item>
          <text:p text:style-name="P24"><text:span text:style-name="Strong_20_Emphasis">Multiplataforma </text:span>: Funciona en sistemas operativos como Windows, Linux, macOS, entre otros.</text:p>
        </text:list-item>
        <text:list-item>
          <text:p text:style-name="P25"><text:span text:style-name="Strong_20_Emphasis">Soporte para múltiples paradigmas </text:span>: Soporta programación orientada a objetos, funcional y procedural.</text:p>
        </text:list-item>
      </text:list>
      <text:p text:style-name="Horizontal_20_Line"/>
      <text:h text:style-name="P11" text:outline-level="3"><text:span text:style-name="Strong_20_Emphasis">¿Qué es pip?</text:span></text:h>
      <text:p text:style-name="P20"><text:span text:style-name="Source_20_Text">pip</text:span> es el administrador de paquetes oficial de Python. Permite instalar, actualizar y desinstalar bibliotecas y dependencias de Python desde el repositorio <text:span text:style-name="Strong_20_Emphasis">PyPI </text:span>(Python Package Index).</text:p>
      <text:p text:style-name="Horizontal_20_Line"><text:soft-page-break/></text:p>
      <text:h text:style-name="P11" text:outline-level="3"><text:span text:style-name="Strong_20_Emphasis">¿Qué es PyPI?</text:span></text:h>
      <text:p text:style-name="P20">PyPI (Python Package Index) es un repositorio en línea donde se almacenan paquetes y bibliotecas de Python. Los desarrolladores pueden subir sus proyectos a PyPI para que otros los utilicen mediante <text:span text:style-name="Source_20_Text">pip</text:span>.</text:p>
      <text:p text:style-name="Horizontal_20_Line"/>
      <text:h text:style-name="P11" text:outline-level="3"><text:span text:style-name="Strong_20_Emphasis">Instalación de pip en Rocky Linux y Ubuntu</text:span></text:h>
      <text:h text:style-name="P13" text:outline-level="4"><text:span text:style-name="Strong_20_Emphasis">En Rocky Linux:</text:span></text:h>
      <text:list text:style-name="L5">
        <text:list-item>
          <text:p text:style-name="P26">Asegúrate de tener Python instalado:</text:p>
          <text:p text:style-name="P27"/>
        </text:list-item>
      </text:list>
      <text:section text:style-name="Sect1" text:name="code-textarea-0b1d42b5-21f0-4ef2-9600-36eed627f652-26-0-1">
        <text:list text:continue-numbering="true" text:style-name="L5">
          <text:list-header>
            <text:p text:style-name="P27">sudo dnf install python3</text:p>
          </text:list-header>
        </text:list>
      </text:section>
      <text:section text:style-name="Sect1" text:name="plt-canvas-0b1d42b5-21f0-4ef2-9600-36eed627f652-26-0-1">
        <text:list text:continue-numbering="true" text:style-name="L5">
          <text:list-header>
            <text:p text:style-name="P27"/>
          </text:list-header>
        </text:list>
      </text:section>
      <text:list text:continue-numbering="true" text:style-name="L5">
        <text:list-item>
          <text:p text:style-name="P26">Instala <text:span text:style-name="Source_20_Text">pip</text:span>:</text:p>
          <text:p text:style-name="P27"/>
        </text:list-item>
      </text:list>
      <text:section text:style-name="Sect1" text:name="code-textarea-0b1d42b5-21f0-4ef2-9600-36eed627f652-26-1-1">
        <text:list text:continue-numbering="true" text:style-name="L5">
          <text:list-header>
            <text:p text:style-name="P27">sudo dnf install python3-pip</text:p>
          </text:list-header>
        </text:list>
      </text:section>
      <text:section text:style-name="Sect1" text:name="plt-canvas-0b1d42b5-21f0-4ef2-9600-36eed627f652-26-1-1">
        <text:list text:continue-numbering="true" text:style-name="L5">
          <text:list-header>
            <text:p text:style-name="P27"/>
          </text:list-header>
        </text:list>
      </text:section>
      <text:list text:continue-numbering="true" text:style-name="L5">
        <text:list-item>
          <text:p text:style-name="P26">Verifica la instalación:</text:p>
          <text:p text:style-name="P27"/>
        </text:list-item>
      </text:list>
      <text:section text:style-name="Sect1" text:name="code-textarea-0b1d42b5-21f0-4ef2-9600-36eed627f652-26-2-1">
        <text:list text:continue-numbering="true" text:style-name="L5">
          <text:list-header>
            <text:p text:style-name="P27">pip3 --version</text:p>
          </text:list-header>
        </text:list>
      </text:section>
      <text:section text:style-name="Sect1" text:name="plt-canvas-0b1d42b5-21f0-4ef2-9600-36eed627f652-26-2-1">
        <text:list text:continue-numbering="true" text:style-name="L5">
          <text:list-header>
            <text:p text:style-name="P27"/>
          </text:list-header>
        </text:list>
      </text:section>
      <text:h text:style-name="P13" text:outline-level="4"><text:span text:style-name="Strong_20_Emphasis">En Ubuntu:</text:span></text:h>
      <text:list text:style-name="L6">
        <text:list-item>
          <text:p text:style-name="P28">Asegúrate de tener Python instalado:</text:p>
          <text:p text:style-name="P29"/>
        </text:list-item>
      </text:list>
      <text:section text:style-name="Sect1" text:name="code-textarea-0b1d42b5-21f0-4ef2-9600-36eed627f652-29-0-1">
        <text:list text:continue-numbering="true" text:style-name="L6">
          <text:list-header>
            <text:p text:style-name="P29">sudo apt update</text:p>
            <text:p text:style-name="P29">sudo apt install python3</text:p>
          </text:list-header>
        </text:list>
      </text:section>
      <text:section text:style-name="Sect1" text:name="plt-canvas-0b1d42b5-21f0-4ef2-9600-36eed627f652-29-0-1">
        <text:list text:continue-numbering="true" text:style-name="L6">
          <text:list-header>
            <text:p text:style-name="P29"/>
          </text:list-header>
        </text:list>
      </text:section>
      <text:list text:continue-numbering="true" text:style-name="L6">
        <text:list-item>
          <text:p text:style-name="P28">Instala <text:span text:style-name="Source_20_Text">pip</text:span>:</text:p>
          <text:p text:style-name="P29"/>
        </text:list-item>
      </text:list>
      <text:section text:style-name="Sect1" text:name="code-textarea-0b1d42b5-21f0-4ef2-9600-36eed627f652-29-1-1">
        <text:list text:continue-numbering="true" text:style-name="L6">
          <text:list-header>
            <text:p text:style-name="P29">sudo apt install python3-pip</text:p>
          </text:list-header>
        </text:list>
      </text:section>
      <text:section text:style-name="Sect1" text:name="plt-canvas-0b1d42b5-21f0-4ef2-9600-36eed627f652-29-1-1">
        <text:list text:continue-numbering="true" text:style-name="L6">
          <text:list-header>
            <text:p text:style-name="P29"/>
          </text:list-header>
        </text:list>
      </text:section>
      <text:list text:continue-numbering="true" text:style-name="L6">
        <text:list-item>
          <text:p text:style-name="P28">Verifica la instalación:</text:p>
          <text:p text:style-name="P29"/>
        </text:list-item>
      </text:list>
      <text:section text:style-name="Sect1" text:name="code-textarea-0b1d42b5-21f0-4ef2-9600-36eed627f652-29-2-1">
        <text:list text:continue-numbering="true" text:style-name="L6">
          <text:list-header>
            <text:p text:style-name="P29">pip3 --version</text:p>
          </text:list-header>
        </text:list>
      </text:section>
      <text:section text:style-name="Sect1" text:name="plt-canvas-0b1d42b5-21f0-4ef2-9600-36eed627f652-29-2-1">
        <text:list text:continue-numbering="true" text:style-name="L6">
          <text:list-header>
            <text:p text:style-name="P29"/>
          </text:list-header>
        </text:list>
      </text:section>
      <text:p text:style-name="Horizontal_20_Line"/>
      <text:h text:style-name="P11" text:outline-level="3"><text:soft-page-break/><text:span text:style-name="Strong_20_Emphasis">¿Qué es python3-venv?</text:span></text:h>
      <text:p text:style-name="P20"><text:span text:style-name="Source_20_Text">python3-venv</text:span> es un módulo integrado en Python que permite crear entornos virtuales. Un entorno virtual es un directorio aislado que contiene una instalación específica de Python y las bibliotecas necesarias para un proyecto. Esto ayuda a evitar conflictos entre las dependencias de diferentes proyectos.</text:p>
      <text:h text:style-name="P13" text:outline-level="4"><text:span text:style-name="Strong_20_Emphasis">Ejecución en sistemas Ubuntu:</text:span></text:h>
      <text:list text:style-name="L7">
        <text:list-item>
          <text:p text:style-name="P30">Crea un entorno virtual:</text:p>
          <text:p text:style-name="P31"/>
        </text:list-item>
      </text:list>
      <text:section text:style-name="Sect1" text:name="code-textarea-0b1d42b5-21f0-4ef2-9600-36eed627f652-36-0-1">
        <text:list text:continue-numbering="true" text:style-name="L7">
          <text:list-header>
            <text:p text:style-name="P31">python3 -m venv nombre_del_entorno</text:p>
          </text:list-header>
        </text:list>
      </text:section>
      <text:section text:style-name="Sect1" text:name="plt-canvas-0b1d42b5-21f0-4ef2-9600-36eed627f652-36-0-1">
        <text:list text:continue-numbering="true" text:style-name="L7">
          <text:list-header>
            <text:p text:style-name="P31"/>
          </text:list-header>
        </text:list>
      </text:section>
      <text:list text:continue-numbering="true" text:style-name="L7">
        <text:list-item>
          <text:p text:style-name="P30">Activa el entorno virtual:</text:p>
          <text:p text:style-name="P31"/>
        </text:list-item>
      </text:list>
      <text:section text:style-name="Sect1" text:name="code-textarea-0b1d42b5-21f0-4ef2-9600-36eed627f652-36-1-1">
        <text:list text:continue-numbering="true" text:style-name="L7">
          <text:list-header>
            <text:p text:style-name="P31">source nombre_del_entorno/bin/activate</text:p>
          </text:list-header>
        </text:list>
      </text:section>
      <text:section text:style-name="Sect1" text:name="plt-canvas-0b1d42b5-21f0-4ef2-9600-36eed627f652-36-1-1">
        <text:list text:continue-numbering="true" text:style-name="L7">
          <text:list-header>
            <text:p text:style-name="P31"/>
          </text:list-header>
        </text:list>
      </text:section>
      <text:list text:continue-numbering="true" text:style-name="L7">
        <text:list-item>
          <text:p text:style-name="P30">Desactiva el entorno virtual:</text:p>
          <text:p text:style-name="P31"/>
        </text:list-item>
      </text:list>
      <text:section text:style-name="Sect1" text:name="code-textarea-0b1d42b5-21f0-4ef2-9600-36eed627f652-36-2-1">
        <text:list text:continue-numbering="true" text:style-name="L7">
          <text:list-header>
            <text:p text:style-name="P31">deactivate</text:p>
          </text:list-header>
        </text:list>
      </text:section>
      <text:section text:style-name="Sect1" text:name="plt-canvas-0b1d42b5-21f0-4ef2-9600-36eed627f652-36-2-1">
        <text:list text:continue-numbering="true" text:style-name="L7">
          <text:list-header>
            <text:p text:style-name="P31"/>
          </text:list-header>
        </text:list>
      </text:section>
      <text:p text:style-name="Horizontal_20_Line"/>
      <text:h text:style-name="P11" text:outline-level="3"><text:span text:style-name="Strong_20_Emphasis">¿Qué es Flask?</text:span></text:h>
      <text:p text:style-name="P20">Flask es un <text:span text:style-name="Strong_20_Emphasis">microframework </text:span>de Python para desarrollar aplicaciones web. Es ligero y flexible, lo que lo hace ideal para proyectos pequeños o medianos. Flask no incluye muchas características adicionales por defecto, pero permite extender su funcionalidad mediante extensiones.</text:p>
      <text:h text:style-name="P13" text:outline-level="4">Características principales:</text:h>
      <text:list text:style-name="L8">
        <text:list-item>
          <text:p text:style-name="P32">Enrutamiento simple.</text:p>
        </text:list-item>
        <text:list-item>
          <text:p text:style-name="P32">Compatible con plantillas Jinja2.</text:p>
        </text:list-item>
        <text:list-item>
          <text:p text:style-name="P32">Soporte para pruebas unitarias.</text:p>
        </text:list-item>
        <text:list-item>
          <text:p text:style-name="P33">Extensible mediante middleware.</text:p>
        </text:list-item>
      </text:list>
      <text:p text:style-name="Horizontal_20_Line"/>
      <text:h text:style-name="P11" text:outline-level="3"><text:span text:style-name="Strong_20_Emphasis">¿Cómo funcionan los módulos de Python?</text:span></text:h>
      <text:p text:style-name="P20">Un módulo en Python es un archivo que contiene definiciones de funciones, clases y variables. Se utiliza para organizar el código en partes reutilizables. Para usar un módulo, se importa en otro archivo utilizando la palabra clave <text:span text:style-name="Source_20_Text">import</text:span>.</text:p>
      <text:p text:style-name="P20">Ejemplo:</text:p>
      <text:p text:style-name="P21"/>
      <text:section text:style-name="Sect1" text:name="code-textarea-0b1d42b5-21f0-4ef2-9600-36eed627f652-50">
        <text:p text:style-name="P21"><text:soft-page-break/>⌄</text:p>
        <text:p text:style-name="P21"># archivo: modulo.py</text:p>
        <text:p text:style-name="P21">def saludar():</text:p>
        <text:p text:style-name="P21">print("¡Hola desde el módulo!")</text:p>
        <text:p text:style-name="P21"/>
        <text:p text:style-name="P21"># archivo: main.py</text:p>
        <text:p text:style-name="P21">import modulo</text:p>
        <text:p text:style-name="P21">modulo.saludar()</text:p>
      </text:section>
      <text:section text:style-name="Sect1" text:name="plt-canvas-0b1d42b5-21f0-4ef2-9600-36eed627f652-50">
        <text:p text:style-name="P21"/>
      </text:section>
      <text:p text:style-name="P20">Los módulos también pueden agruparse en paquetes, que son directorios que contienen múltiples módulos.</text:p>
      <text:p text:style-name="Horizontal_20_Line"/>
      <text:h text:style-name="P11" text:outline-level="3"><text:span text:style-name="Strong_20_Emphasis">¿Qué es Gunicorn o WSGI?</text:span></text:h>
      <text:h text:style-name="P13" text:outline-level="4"><text:span text:style-name="Strong_20_Emphasis">WSGI (Web Server Gateway Interface):</text:span></text:h>
      <text:p text:style-name="P20">WSGI es una especificación que define cómo deben comunicarse un servidor web y una aplicación Python. Proporciona una interfaz estándar para que las aplicaciones web sean compatibles con diferentes servidores.</text:p>
      <text:h text:style-name="P13" text:outline-level="4"><text:span text:style-name="Strong_20_Emphasis">Gunicorn (Green Unicorn):</text:span></text:h>
      <text:p text:style-name="P20">Gunicorn es un servidor WSGI HTTP para Python. Es un servidor de producción que se utiliza comúnmente para desplegar aplicaciones web basadas en frameworks como Flask o Django. Gunicorn maneja las solicitudes HTTP y las pasa a la aplicación WSGI.</text:p>
      <text:h text:style-name="P13" text:outline-level="4"><text:span text:style-name="Strong_20_Emphasis">Ejemplo de uso con Flask:</text:span></text:h>
      <text:list text:style-name="L9">
        <text:list-item>
          <text:p text:style-name="P34">Instala Gunicorn:</text:p>
          <text:p text:style-name="P35"/>
        </text:list-item>
      </text:list>
      <text:section text:style-name="Sect1" text:name="code-textarea-0b1d42b5-21f0-4ef2-9600-36eed627f652-63-0-1">
        <text:list text:continue-numbering="true" text:style-name="L9">
          <text:list-header>
            <text:p text:style-name="P35">pip install gunicorn</text:p>
          </text:list-header>
        </text:list>
      </text:section>
      <text:section text:style-name="Sect1" text:name="plt-canvas-0b1d42b5-21f0-4ef2-9600-36eed627f652-63-0-1">
        <text:list text:continue-numbering="true" text:style-name="L9">
          <text:list-header>
            <text:p text:style-name="P35"/>
          </text:list-header>
        </text:list>
      </text:section>
      <text:list text:continue-numbering="true" text:style-name="L9">
        <text:list-item>
          <text:p text:style-name="P34">Ejecuta tu aplicación Flask con Gunicorn:</text:p>
          <text:p text:style-name="P35"/>
        </text:list-item>
      </text:list>
      <text:section text:style-name="Sect1" text:name="code-textarea-0b1d42b5-21f0-4ef2-9600-36eed627f652-63-1-1">
        <text:list text:continue-numbering="true" text:style-name="L9">
          <text:list-header>
            <text:p text:style-name="P35">gunicorn -w 4 app:app</text:p>
          </text:list-header>
        </text:list>
      </text:section>
      <text:section text:style-name="Sect1" text:name="plt-canvas-0b1d42b5-21f0-4ef2-9600-36eed627f652-63-1-1">
        <text:list text:continue-numbering="true" text:style-name="L9">
          <text:list-header>
            <text:p text:style-name="P35"/>
          </text:list-header>
        </text:list>
      </text:section>
      <text:list text:continue-numbering="true" text:style-name="L9">
        <text:list-item>
          <text:list>
            <text:list-item>
              <text:p text:style-name="P34"><text:span text:style-name="Source_20_Text">-w 4</text:span>: Indica que se usen 4 trabajadores.</text:p>
            </text:list-item>
            <text:list-item>
              <text:p text:style-name="P36"><text:span text:style-name="Source_20_Text">app:app</text:span>: El primer <text:span text:style-name="Source_20_Text">app</text:span> es el nombre del archivo Python, y el segundo <text:span text:style-name="Source_20_Text">app</text:span> es el nombre de la instancia de la aplicación Flask.</text:p>
            </text:list-item>
          </text:list>
        </text:list-item>
      </text:list>
      <text:p text:style-name="Horizontal_20_Line"/>
      <text:h text:style-name="P11" text:outline-level="3"><text:soft-page-break/><text:span text:style-name="Strong_20_Emphasis">Resumen</text:span></text:h>
      <text:list text:style-name="L10">
        <text:list-item>
          <text:p text:style-name="P37"><text:span text:style-name="Strong_20_Emphasis">Python </text:span>: Lenguaje interpretado, versátil y popular.</text:p>
        </text:list-item>
        <text:list-item>
          <text:p text:style-name="P37"><text:span text:style-name="Strong_20_Emphasis">pip </text:span>: Administrador de paquetes de Python.</text:p>
        </text:list-item>
        <text:list-item>
          <text:p text:style-name="P37"><text:span text:style-name="Strong_20_Emphasis">PyPI </text:span>: Repositorio de paquetes de Python.</text:p>
        </text:list-item>
        <text:list-item>
          <text:p text:style-name="P37"><text:span text:style-name="Strong_20_Emphasis">python3-venv </text:span>: Herramienta para crear entornos virtuales.</text:p>
        </text:list-item>
        <text:list-item>
          <text:p text:style-name="P37"><text:span text:style-name="Strong_20_Emphasis">Flask </text:span>: Microframework para desarrollo web.</text:p>
        </text:list-item>
        <text:list-item>
          <text:p text:style-name="P37"><text:span text:style-name="Strong_20_Emphasis">Módulos </text:span>: Archivos reutilizables que organizan el código.</text:p>
        </text:list-item>
        <text:list-item>
          <text:p text:style-name="P38"><text:span text:style-name="Strong_20_Emphasis">Gunicorn </text:span>: Servidor WSGI para desplegar aplicaciones web.</text:p>
        </text:list-item>
      </text:list>
      <text:p text:style-name="P19"/>
      <text:p text:style-name="P39"><text:s/></text:p>
      <text:p text:style-name="P5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ff02" officeooo:paragraph-rsid="0002ff02"/>
    </style:style>
    <style:style style:name="M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C Devop tools</text:p>
        <text:p text:style-name="MP2">CFTIC Getafe 24/1520</text:p>
      </style:header>
      <style:footer>
        <text:p text:style-name="MP3"><text:bookmark-start text:name="PageNumWizard_FOOTER_Estilo de página predeterminado1"/><text:page-number text:select-page="current">1</text:page-number><text:s/>/ <text:page-count>5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5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03:02.282380017</meta:creation-date>
    <dc:date>2025-03-18T17:27:34.334190378</dc:date>
    <meta:editing-duration>PT9M39S</meta:editing-duration>
    <meta:editing-cycles>4</meta:editing-cycles>
    <meta:generator>LibreOffice/24.2.2.2$Linux_X86_64 LibreOffice_project/d56cc158d8a96260b836f100ef4b4ef25d6f1a01</meta:generator>
    <meta:print-date>2025-03-18T17:24:29.682064114</meta:print-date>
    <meta:printed-by>Archivos PDF</meta:printed-by>
    <meta:document-statistic meta:table-count="0" meta:image-count="0" meta:object-count="0" meta:page-count="5" meta:paragraph-count="88" meta:word-count="754" meta:character-count="4827" meta:non-whitespace-character-count="4192"/>
  </office:meta>
</office:document-meta>
</file>